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Roboto" svg:font-family="Roboto, sans-serif"/>
  </office:font-face-decls>
  <office:automatic-styles>
    <style:style style:name="P1" style:family="paragraph" style:parent-style-name="Standard">
      <style:paragraph-properties fo:margin-left="0cm" fo:margin-right="0cm" fo:orphans="2" fo:widows="2" fo:text-indent="0cm" style:auto-text-indent="false"/>
      <style:text-properties fo:font-variant="normal" fo:text-transform="none" fo:color="#111111" loext:opacity="100%" style:font-name="Roboto" fo:font-size="13.5pt" fo:letter-spacing="normal" fo:font-style="normal" fo:font-weight="normal" officeooo:rsid="000dae89" officeooo:paragraph-rsid="000dae89"/>
    </style:style>
    <style:style style:name="P2" style:family="paragraph" style:parent-style-name="Standard">
      <style:paragraph-properties fo:margin-left="0cm" fo:margin-right="0cm" fo:orphans="2" fo:widows="2" fo:text-indent="0cm" style:auto-text-indent="false"/>
    </style:style>
    <style:style style:name="P3" style:family="paragraph" style:parent-style-name="Standard">
      <style:paragraph-properties fo:margin-left="0cm" fo:margin-right="0cm" fo:orphans="2" fo:widows="2" fo:text-indent="0cm" style:auto-text-indent="false"/>
      <style:text-properties officeooo:rsid="000dae89" officeooo:paragraph-rsid="000dae89"/>
    </style:style>
    <style:style style:name="P4" style:family="paragraph" style:parent-style-name="Text_20_body">
      <style:paragraph-properties fo:margin-left="0cm" fo:margin-right="0cm" fo:orphans="2" fo:widows="2" fo:text-indent="0cm" style:auto-text-indent="false"/>
    </style:style>
    <style:style style:name="P5" style:family="paragraph" style:parent-style-name="Text_20_body" style:list-style-name="L1"/>
    <style:style style:name="T1" style:family="text">
      <style:text-properties fo:font-variant="normal" fo:text-transform="none" fo:color="#111111" loext:opacity="100%" style:font-name="Roboto" fo:font-size="13.5pt" fo:letter-spacing="normal" fo:font-style="normal" fo:font-weight="normal"/>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iapo 1</text:p>
      <text:p text:style-name="P2"><text:span text:style-name="T1">Hello, my name is Gabin Cornet. I am currently training to become a web developer. I am passionate about technology, competitive bodybuilding, competitive video games, and music creation. Today, I am going to present to you a project: a fitness forum called BodyGainzz, designed for beginners and advanced athletes to share tips and stay motivated. Thank you for your attention. Now, I will continue in French.</text:span> </text:p>
      <text:p text:style-name="P2"/>
      <text:p text:style-name="P3">Diapo 2</text:p>
      <text:p text:style-name="P4">Pour la version ordinateur de mon forum BodyGainzz, j’ai conçu la page de manière à ce que l’expérience utilisateur soit intuitive. La barre de recherche est placée en haut pour être facilement accessible, les catégories sont illustrées par des images afin de faciliter leur identification, et les sujets récents sont mis en avant pour un accès rapide. Le classement des membres les plus actifs apporte une dynamique communautaire en incitant à la participation.</text:p>
      <text:p text:style-name="Text_20_body">Côté design, j’ai choisi une présentation en blocs bien distincts, avec une palette de couleurs sobres – blanc, noir – ainsi que des icônes visibles, comme le logo du forum ou les profils utilisateurs. L’espacement entre les éléments est étudié pour rendre la lecture agréable.</text:p>
      <text:p text:style-name="Text_20_body">Enfin, j’ai veillé à respecter certains critères d’accessibilité : un contraste suffisant entre le texte et le fond, des boutons assez larges et bien visibles, ainsi qu’une navigation simple, avec un menu hamburger en haut et des liens essentiels en bas de page. L’objectif est que l’utilisateur puisse naviguer facilement, sans être submergé par trop d’informations.</text:p>
      <text:p text:style-name="P4"/>
      <text:p text:style-name="P4">Voici l’arborescence de mon site BodyGainzz.</text:p>
      <text:p text:style-name="Text_20_body">Au cœur du site, la page d’accueil donne accès aux trois grandes catégories du forum : Entraînement, Nutrition, et Récupération &amp; Divers.</text:p>
      <text:p text:style-name="Text_20_body">Chaque catégorie présente une liste de sujets, qui eux-mêmes conduisent à une page de discussion. Ce fonctionnement offre une navigation simple et intuitive, fidèle à l’organisation classique des forums.</text:p>
      <text:p text:style-name="Text_20_body">À côté, j’ai intégré les pages liées à la gestion des comptes utilisateurs : Connexion, Inscription, et Mot de passe oublié.</text:p>
      <text:p text:style-name="Text_20_body">J’ai également prévu un espace administrateur, accessible uniquement par moi, et invisible pour les membres classiques. Cet espace permet de gérer les utilisateurs, les catégories, les sujets, et de modérer les discussions si nécessaire.</text:p>
      <text:p text:style-name="Text_20_body">Cette organisation garantit un site clair et bien structuré, aussi bien pour les utilisateurs que pour la gestion administrative.</text:p>
      <text:p text:style-name="P4"/>
      <text:p text:style-name="P4"/>
      <text:p text:style-name="P4"/>
      <text:p text:style-name="P4"/>
      <text:p text:style-name="P4"/>
      <text:p text:style-name="P4"><text:soft-page-break/>Voici le diagramme de cas d’utilisation de mon forum <text:span text:style-name="Strong_20_Emphasis">BodyGainzz</text:span>.<text:line-break/>Il représente les principales actions possibles selon le type d’utilisateur : visiteur, membre inscrit, ou administrateur.</text:p>
      <text:p text:style-name="Text_20_body">Tout d’abord, le <text:span text:style-name="Strong_20_Emphasis">visiteur</text:span> peut consulter les discussions existantes, rechercher dans le forum, ou s’inscrire pour devenir membre.</text:p>
      <text:p text:style-name="Text_20_body">Une fois inscrit, l’utilisateur devient <text:span text:style-name="Strong_20_Emphasis">membre</text:span> et a accès à davantage de fonctionnalités. Il peut se connecter, créer ou répondre à une discussion, modifier ou supprimer ses propres messages, signaler un contenu inapproprié, ou encore gérer son profil – y compris modifier son mot de passe ou supprimer son compte.</text:p>
      <text:p text:style-name="Text_20_body">Enfin, il y a le rôle d’<text:span text:style-name="Strong_20_Emphasis">administrateur</text:span>, réservé uniquement à moi. Cet espace me permet de gérer toute la structure du forum. Je peux par exemple :</text:p>
      <text:list text:style-name="L1">
        <text:list-item>
          <text:p text:style-name="P5">consulter les messages signalés,</text:p>
        </text:list-item>
        <text:list-item>
          <text:p text:style-name="P5">suspendre ou bannir des comptes utilisateurs,</text:p>
        </text:list-item>
        <text:list-item>
          <text:p text:style-name="P5">créer, modifier ou supprimer des catégories,</text:p>
        </text:list-item>
        <text:list-item>
          <text:p text:style-name="P5">nettoyer et sauvegarder la base de données,</text:p>
        </text:list-item>
        <text:list-item>
          <text:p text:style-name="P5">et modifier les paramètres généraux du site.</text:p>
        </text:list-item>
      </text:list>
      <text:p text:style-name="Text_20_body">L’ensemble de ce diagramme montre bien comment chaque utilisateur interagit avec le site selon ses droits. Cela permet de garantir une <text:span text:style-name="Strong_20_Emphasis">expérience fluide</text:span> pour les membres, tout en conservant un bon <text:span text:style-name="Strong_20_Emphasis">niveau de contrôle et de modération</text:span> pour l’administrateur.</text:p>
      <text:p text:style-name="P4"/>
      <text:p text:style-name="P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Roboto" svg:font-family="Roboto,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7-11T11:26:46.593767600</meta:creation-date>
    <dc:date>2025-08-29T16:17:24.417640100</dc:date>
    <meta:editing-duration>PT2H7M10S</meta:editing-duration>
    <meta:editing-cycles>2</meta:editing-cycles>
    <meta:generator>LibreOffice/25.2.5.2$Windows_X86_64 LibreOffice_project/03d19516eb2e1dd5d4ccd751a0d6f35f35e08022</meta:generator>
    <meta:document-statistic meta:table-count="0" meta:image-count="0" meta:object-count="0" meta:page-count="2" meta:paragraph-count="22" meta:word-count="567" meta:character-count="3649" meta:non-whitespace-character-count="3105"/>
  </office:meta>
</office:document-meta>
</file>